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/>
    <style:font-face style:name="Consolas" svg:font-family="Consolas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748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solid" svg:stroke-width="0.035cm" svg:stroke-color="#3faf46" draw:marker-start-width="0.252cm" draw:marker-end-width="0.252cm" draw:fill="none" draw:fill-color="#ffffff" fo:min-height="0.478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986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1.069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494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2.256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c9211e" draw:marker-start-width="0.252cm" draw:marker-end-width="0.252cm" draw:fill="none" draw:fill-color="#ffffff" fo:min-height="0.475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c9211e" draw:marker-start-width="0.252cm" draw:marker-end-width="0.252cm" draw:fill="none" draw:fill-color="#ffffff" fo:min-height="0.478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c9211e" draw:marker-start-width="0.252cm" draw:marker-end-width="0.252cm" draw:fill="none" draw:fill-color="#ffffff" fo:min-height="0.98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ans1"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fo:color="#3faf46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Liberation Sans1" fo:font-size="12pt" fo:font-weight="normal" style:font-name-asian="Consolas1" style:font-size-asian="12pt" style:font-weight-asian="normal" style:font-name-complex="Consolas1" style:font-size-complex="12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c9211e" fo:font-size="12pt" style:font-size-asian="12pt" style:font-size-complex="12pt"/>
    </style:style>
    <style:style style:name="T1" style:family="text">
      <style:text-properties style:font-name="Liberation Sans1" fo:font-size="12pt" style:font-size-asian="12pt" style:font-size-complex="12pt"/>
    </style:style>
    <style:style style:name="T2" style:family="text">
      <style:text-properties fo:color="#3faf46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c9211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928cm" svg:height="2.032cm" svg:x="1.501cm" svg:y="2.143cm">
          <draw:text-box>
            <text:p text:style-name="P1"><text:span text:style-name="T1">Common Attribute</text:span></text:p>
            <text:p text:style-name="P1"><text:span text:style-name="T1">Header</text:span></text:p>
          </draw:text-box>
        </draw:frame>
        <draw:line draw:style-name="gr2" draw:text-style-name="P1" draw:layer="layout" svg:x1="1.5cm" svg:y1="1.659cm" svg:x2="4.429cm" svg:y2="1.635cm">
          <text:p/>
        </draw:line>
        <draw:line draw:style-name="gr2" draw:text-style-name="P1" draw:layer="layout" svg:x1="4.429cm" svg:y1="1.635cm" svg:x2="12.938cm" svg:y2="1.635cm">
          <text:p/>
        </draw:line>
        <draw:frame draw:style-name="gr3" draw:text-style-name="P3" draw:layer="layout" svg:width="8.509cm" svg:height="0.762cm" svg:x="4.429cm" svg:y="2.143cm">
          <draw:text-box>
            <text:p text:style-name="P1"><text:span text:style-name="T2">Attribute type</text:span></text:p>
          </draw:text-box>
        </draw:frame>
        <draw:frame draw:style-name="gr4" draw:text-style-name="P4" draw:layer="layout" svg:width="2.159cm" svg:height="1.27cm" svg:x="9.255cm" svg:y="2.905cm">
          <draw:text-box>
            <text:p text:style-name="P1"><text:span text:style-name="T3">Type Header</text:span></text:p>
          </draw:text-box>
        </draw:frame>
        <draw:frame draw:style-name="gr4" draw:text-style-name="P6" draw:layer="layout" svg:width="4.826cm" svg:height="1.27cm" svg:x="4.429cm" svg:y="2.905cm">
          <draw:text-box>
            <text:p text:style-name="P5"><text:span text:style-name="T4">EdgeBreaker Information (Optional)</text:span></text:p>
          </draw:text-box>
        </draw:frame>
        <draw:frame draw:style-name="gr5" draw:text-style-name="P7" draw:layer="layout" svg:width="1.778cm" svg:height="0.635cm" svg:x="2.143cm" svg:y="1cm">
          <draw:text-box>
            <text:p text:style-name="P1"><text:span text:style-name="T5">var32</text:span></text:p>
          </draw:text-box>
        </draw:frame>
        <draw:frame draw:style-name="gr6" draw:text-style-name="P7" draw:layer="layout" svg:width="1.778cm" svg:height="1.319cm" svg:x="15.224cm" svg:y="0.365cm">
          <draw:text-box>
            <text:p text:style-name="P1"><text:span text:style-name="T5">varying-byte Length</text:span></text:p>
          </draw:text-box>
        </draw:frame>
        <draw:line draw:style-name="gr2" draw:text-style-name="P1" draw:layer="layout" svg:x1="12.938cm" svg:y1="1.635cm" svg:x2="19.415cm" svg:y2="1.635cm">
          <text:p/>
        </draw:line>
        <draw:frame draw:style-name="gr3" draw:text-style-name="P3" draw:layer="layout" svg:width="6.477cm" svg:height="0.762cm" svg:x="12.938cm" svg:y="2.143cm">
          <draw:text-box>
            <text:p text:style-name="P1"><text:span text:style-name="T2">Attribute type</text:span></text:p>
          </draw:text-box>
        </draw:frame>
        <draw:frame draw:style-name="gr6" draw:text-style-name="P7" draw:layer="layout" svg:width="1.778cm" svg:height="1.319cm" svg:x="7.731cm" svg:y="0.365cm">
          <draw:text-box>
            <text:p text:style-name="P1"><text:span text:style-name="T5">varying-byte Length</text:span></text:p>
          </draw:text-box>
        </draw:frame>
        <draw:frame draw:style-name="gr4" draw:text-style-name="P4" draw:layer="layout" svg:width="2.159cm" svg:height="1.27cm" svg:x="12.938cm" svg:y="2.905cm">
          <draw:text-box>
            <text:p text:style-name="P1"><text:span text:style-name="T3">Type Header</text:span></text:p>
          </draw:text-box>
        </draw:frame>
        <draw:frame draw:style-name="gr7" draw:text-style-name="P4" draw:layer="layout" svg:width="3.556cm" svg:height="1.778cm" svg:x="14.589cm" svg:y="7.096cm">
          <draw:text-box>
            <text:p text:style-name="P1"><text:span text:style-name="T3">...</text:span></text:p>
          </draw:text-box>
        </draw:frame>
        <draw:line draw:style-name="gr8" draw:text-style-name="P8" draw:layer="layout" svg:x1="1.508cm" svg:y1="6.334cm" svg:x2="12.938cm" svg:y2="4.175cm">
          <text:p/>
        </draw:line>
        <draw:line draw:style-name="gr8" draw:text-style-name="P8" draw:layer="layout" svg:x1="18.145cm" svg:y1="6.334cm" svg:x2="19.415cm" svg:y2="4.175cm">
          <text:p/>
        </draw:line>
        <draw:frame draw:style-name="gr9" draw:text-style-name="P4" draw:layer="layout" svg:width="2.032cm" svg:height="2.54cm" svg:x="1.508cm" svg:y="6.334cm">
          <draw:text-box>
            <text:p text:style-name="P1"><text:span text:style-name="T3">Type Header</text:span></text:p>
          </draw:text-box>
        </draw:frame>
        <draw:frame draw:style-name="gr7" draw:text-style-name="P4" draw:layer="layout" svg:width="2.794cm" svg:height="1.778cm" svg:x="6.207cm" svg:y="7.096cm">
          <draw:text-box>
            <text:p text:style-name="P1"><text:span text:style-name="T3">Attribute Decode Information</text:span></text:p>
          </draw:text-box>
        </draw:frame>
        <draw:frame draw:style-name="gr7" draw:text-style-name="P4" draw:layer="layout" svg:width="2.667cm" svg:height="1.778cm" svg:x="3.54cm" svg:y="7.096cm">
          <draw:text-box>
            <text:p text:style-name="P1"><text:span text:style-name="T3">Attribute Header</text:span></text:p>
          </draw:text-box>
        </draw:frame>
        <draw:frame draw:style-name="gr10" draw:text-style-name="P9" draw:layer="layout" svg:width="5.461cm" svg:height="0.759cm" svg:x="3.54cm" svg:y="6.334cm">
          <draw:text-box>
            <text:p text:style-name="P1"><text:span text:style-name="T6">Attribute </text:span></text:p>
          </draw:text-box>
        </draw:frame>
        <draw:frame draw:style-name="gr11" draw:text-style-name="P9" draw:layer="layout" svg:width="3.556cm" svg:height="0.762cm" svg:x="14.589cm" svg:y="6.334cm">
          <draw:text-box>
            <text:p text:style-name="P1"><text:span text:style-name="T6">Attribute </text:span></text:p>
          </draw:text-box>
        </draw:frame>
        <draw:frame draw:style-name="gr7" draw:text-style-name="P4" draw:layer="layout" svg:width="2.794cm" svg:height="1.778cm" svg:x="9.001cm" svg:y="7.096cm">
          <draw:text-box>
            <text:p text:style-name="P1"><text:span text:style-name="T3">Attribute Header</text:span></text:p>
          </draw:text-box>
        </draw:frame>
        <draw:frame draw:style-name="gr7" draw:text-style-name="P4" draw:layer="layout" svg:width="2.794cm" svg:height="1.778cm" svg:x="11.795cm" svg:y="7.096cm">
          <draw:text-box>
            <text:p text:style-name="P1"><text:span text:style-name="T3">Attribute Decode Information</text:span></text:p>
          </draw:text-box>
        </draw:frame>
        <draw:frame draw:style-name="gr11" draw:text-style-name="P9" draw:layer="layout" svg:width="5.588cm" svg:height="0.762cm" svg:x="9.001cm" svg:y="6.334cm">
          <draw:text-box>
            <text:p text:style-name="P1"><text:span text:style-name="T6">Attribute </text:span></text:p>
          </draw:text-box>
        </draw:frame>
        <draw:frame draw:style-name="gr12" draw:text-style-name="P9" draw:layer="layout" svg:width="1.524cm" svg:height="1.27cm" svg:x="11.414cm" svg:y="2.905cm">
          <draw:text-box>
            <text:p text:style-name="P1"><text:span text:style-name="T6">...</text:span></text:p>
          </draw:text-box>
        </draw:frame>
        <draw:frame draw:style-name="gr12" draw:text-style-name="P9" draw:layer="layout" svg:width="4.318cm" svg:height="1.27cm" svg:x="15.097cm" svg:y="2.905cm">
          <draw:text-box>
            <text:p text:style-name="P1"><text:span text:style-name="T6">..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/>
    <style:font-face style:name="Consolas" svg:font-family="Consolas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1T17:03:21.281000000</meta:creation-date>
    <dc:date>2019-11-25T16:40:40.927000000</dc:date>
    <meta:editing-duration>PT4H24M21S</meta:editing-duration>
    <meta:editing-cycles>11</meta:editing-cycles>
    <meta:generator>LibreOffice/6.3.3.2$Windows_X86_64 LibreOffice_project/a64200df03143b798afd1ec74a12ab50359878ed</meta:generator>
    <meta:document-statistic meta:object-count="25"/>
  </office:meta>
</office:document-meta>
</file>